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0008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6" office:value-type="string" calcext:value-type="string" table:number-columns-spanned="4" table:number-rows-spanned="1">
            <text:p>Exponente</text:p>
          </table:table-cell>
          <table:covered-table-cell table:number-columns-repeated="3" table:style-name="ce3"/>
          <table:table-cell table:style-name="ce7" office:value-type="string" calcext:value-type="string" table:number-columns-spanned="8" table:number-rows-spanned="1">
            <text:p>Mantiza</text:p>
          </table:table-cell>
          <table:covered-table-cell table:number-columns-repeated="7" table:style-name="ce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number-columns-repeated="10"/>
          <table:table-cell table:style-name="ce15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igno</text:p>
          </table:table-cell>
          <table:table-cell table:style-name="ce1" table:formula="of:=IF([.B5]=0;1;-1)"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Exponente</text:p>
          </table:table-cell>
          <table:table-cell table:style-name="ce3" table:formula="of:=1*[.F5]+2*[.E5]+4*[.D5]+8*[.C5]-7" office:value-type="float" office:value="-4" calcext:value-type="float">
            <text:p>-4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Mantiza</text:p>
          </table:table-cell>
          <table:table-cell table:style-name="ce4" table:formula="of:=(1+(1/2)*[.G5]+(1/4)*[.H5]+(1/8)*[.I5]+(1/16)*[.J5]+(1/32)*[.K5]+(1/64)*[.L5]+(1/128)*[.M5]+(1/256)*[.N5])" office:value-type="float" office:value="1.80078125" calcext:value-type="float">
            <text:p>1,8007812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Valor final</text:p>
          </table:table-cell>
          <table:table-cell table:style-name="ce5" table:formula="of:=[.C8]*[.C10]*POWER(2;[.C9])" office:value-type="float" office:value="-0.112548828125" calcext:value-type="float">
            <text:p>-0,1125488281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0:12:36.2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4T18:25:49.350350883</meta:creation-date>
    <meta:generator>LibreOffice/6.3.2.2$Windows_X86_64 LibreOffice_project/98b30e735bda24bc04ab42594c85f7fd8be07b9c</meta:generator>
    <dc:date>2021-11-15T12:57:11.539000000</dc:date>
    <meta:editing-duration>PT35M8S</meta:editing-duration>
    <meta:editing-cycles>5</meta:editing-cycles>
    <meta:document-statistic meta:table-count="1" meta:cell-count="24" meta:object-count="0"/>
  </office:meta>
</office:document-meta>
</file>